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93ee1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3f535" officeooo:paragraph-rsid="0013f535" style:font-size-asian="15.75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none" officeooo:rsid="0013f535" officeooo:paragraph-rsid="0013f535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officeooo:rsid="0013f535" officeooo:paragraph-rsid="00166d56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none" officeooo:rsid="00166d56" officeooo:paragraph-rsid="00166d56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none" officeooo:rsid="001851c0" officeooo:paragraph-rsid="001851c0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13f535" officeooo:paragraph-rsid="0013f535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officeooo:rsid="0013f535" officeooo:paragraph-rsid="0013f535" style:font-size-asian="16pt" style:font-size-complex="16pt"/>
    </style:style>
    <style:style style:name="T1" style:family="text">
      <style:text-properties officeooo:rsid="00166d56"/>
    </style:style>
    <style:style style:name="T2" style:family="text">
      <style:text-properties fo:font-size="14pt" style:text-underline-style="none" officeooo:rsid="00193ee1" style:font-size-asian="12.25pt" style:font-size-complex="14pt"/>
    </style:style>
    <style:style style:name="T3" style:family="text">
      <style:text-properties fo:font-size="14pt" fo:language="fr" fo:country="FR" style:font-size-asian="14pt" style:font-size-complex="14pt"/>
    </style:style>
    <style:style style:name="T4" style:family="text">
      <style:text-properties fo:font-size="14pt" fo:language="fr" fo:country="FR" officeooo:rsid="00193ee1" style:font-size-asian="14pt" style:font-size-complex="14pt"/>
    </style:style>
    <style:style style:name="T5" style:family="text">
      <style:text-properties fo:font-size="14pt" fo:language="fr" fo:country="FR" officeooo:rsid="001aca02" style:font-size-asian="14pt" style:font-size-complex="14pt"/>
    </style:style>
    <style:style style:name="T6" style:family="text">
      <style:text-properties fo:font-size="14pt" fo:language="fr" fo:country="FR" officeooo:rsid="001c8986" style:font-size-asian="14pt" style:font-size-complex="14pt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193e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météo</text:p>
      <text:p text:style-name="P3"/>
      <text:p text:style-name="P8">Répartition des tâches :</text:p>
      <text:p text:style-name="P3"/>
      <text:p text:style-name="P3">Programme en shell : <text:span text:style-name="T1">Guillaume Barré</text:span></text:p>
      <text:p text:style-name="P3">Programme en C : <text:span text:style-name="T1">Lucas Bezamat</text:span></text:p>
      <text:p text:style-name="P6">Gnuplot : Lucas Bezamat</text:p>
      <text:p text:style-name="P4">Commentaires : <text:span text:style-name="T1">Guillaume Barré / Lucas Bezamat</text:span></text:p>
      <text:p text:style-name="P5">Makefile : Guillaume Barré</text:p>
      <text:p text:style-name="P6">Mis en page : Guillaume Barré</text:p>
      <text:p text:style-name="P7"/>
      <text:p text:style-name="P8">Planning de réalisation :</text:p>
      <text:p text:style-name="P3"/>
      <text:p text:style-name="P1"><text:span text:style-name="T2">Pendant les vacances de noël nous avons commencé le projet en se répartissant les différentes tâches à réaliser. </text:span><text:span text:style-name="T3">À </text:span><text:span text:style-name="T4">la rentrée, </text:span><text:span text:style-name="T5">nous avons mis en commun nos travaux et nous avons continué à travailler sur les points qui nous posai</text:span><text:span text:style-name="T6">en</text:span><text:span text:style-name="T5">t problème.</text:span></text:p>
      <text:p text:style-name="P3"/>
      <text:p text:style-name="P8">Limitations fonctionnelle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6T08:53:38.002015648</meta:creation-date>
    <dc:date>2023-01-16T09:06:26.029307441</dc:date>
    <meta:editing-duration>PT12M47S</meta:editing-duration>
    <meta:editing-cycles>9</meta:editing-cycles>
    <meta:generator>LibreOffice/5.2.7.2$Linux_X86_64 LibreOffice_project/20m0$Build-2</meta:generator>
    <meta:document-statistic meta:table-count="0" meta:image-count="0" meta:object-count="0" meta:page-count="1" meta:paragraph-count="11" meta:word-count="87" meta:character-count="521" meta:non-whitespace-character-count="445"/>
  </office:meta>
</office:document-meta>
</file>